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7.45cm" fo:min-width="18.5cm" fo:padding-top="0.23cm" fo:padding-bottom="0.23cm" fo:padding-left="0.355cm" fo:padding-right="0.355cm"/>
    </style:style>
    <style:style style:name="gr2" style:family="graphic" style:parent-style-name="standard">
      <style:graphic-properties draw:fill-color="#392f56" draw:textarea-horizontal-align="justify" draw:textarea-vertical-align="middle" draw:auto-grow-height="false" fo:min-height="3.788cm" fo:min-width="3.057cm"/>
    </style:style>
    <style:style style:name="gr3" style:family="graphic" style:parent-style-name="standard">
      <style:graphic-properties draw:stroke="none" draw:fill-color="#392f56" draw:textarea-horizontal-align="justify" draw:textarea-vertical-align="middle" draw:auto-grow-height="false" fo:min-height="3.788cm" fo:min-width="3.057cm"/>
    </style:style>
    <style:style style:name="gr4" style:family="graphic" style:parent-style-name="standard">
      <style:graphic-properties draw:stroke="none" draw:fill-color="#392f56" draw:textarea-horizontal-align="justify" draw:textarea-vertical-align="middle" draw:auto-grow-height="false" fo:min-height="2.671cm" fo:min-width="4.39cm"/>
    </style:style>
    <style:style style:name="gr5" style:family="graphic" style:parent-style-name="standard">
      <style:graphic-properties draw:stroke="none" draw:fill-color="#392f56" draw:textarea-horizontal-align="justify" draw:textarea-vertical-align="middle" draw:auto-grow-height="false" fo:min-height="3.366cm" fo:min-width="4.24cm"/>
    </style:style>
    <style:style style:name="gr6" style:family="graphic" style:parent-style-name="standard">
      <style:graphic-properties svg:stroke-width="2.081cm" svg:stroke-color="#ffffff" draw:marker-start-width="3.302cm" draw:marker-end-width="3.302cm" draw:opacity="0%" draw:textarea-horizontal-align="justify" draw:textarea-vertical-align="middle" draw:auto-grow-height="false" fo:min-height="29.45cm" fo:min-width="20.5cm" fo:padding-top="1.146cm" fo:padding-bottom="1.146cm" fo:padding-left="1.271cm" fo:padding-right="1.2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92f56"/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2.46cm" svg:x="1cm" svg:y="16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7.112cm" svg:height="12.46cm" svg:x="12.938cm" svg:y="1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4" draw:text-style-name="P2" draw:layer="layout" svg:width="9.779cm" svg:height="8.763cm" svg:x="1cm" svg:y="4.683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svg:x="1cm" svg:y="1.127cm">
          <text:p/>
          <draw:enhanced-geometry svg:viewBox="0 0 21600 21600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7.974cm" svg:y="3.41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draw:transform="rotate (-1.06936323269693) translate (15.46cm 6.585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112cm" svg:height="12.46cm" svg:x="1cm" svg:y="9.74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  <draw:page draw:name="page2" draw:style-name="dp1" draw:master-page-name="Default">
        <draw:custom-shape draw:style-name="gr4" draw:text-style-name="P2" draw:layer="layout" svg:width="9.779cm" svg:height="8.763cm" svg:x="1cm" svg:y="0.9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4.529cm" svg:y="7.22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544cm" svg:y="2.52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41cm" svg:y="19.93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2.016cm" svg:y="20.0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.173cm" svg:y="13.16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609cm" svg:y="11.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custom-shape draw:style-name="gr4" draw:text-style-name="P2" draw:layer="layout" svg:width="9.779cm" svg:height="8.763cm" svg:x="0.051cm" svg:y="27.89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6.126cm" svg:y="9.90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0.1cm" svg:y="0.0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0.873cm" svg:y="18.27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0.144cm" svg:y="13.06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8.426cm" svg:y="21.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5.953cm" svg:y="2.90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14cm" svg:y="-1.28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715cm" svg:y="8.36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842cm" svg:y="24.49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083cm" svg:y="0.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6.783cm" svg:y="25.20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129cm" svg:y="16.36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3.953cm" svg:y="14.33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1T20:10:47.461261000</meta:creation-date>
    <dc:date>2020-05-30T23:55:13.574716000</dc:date>
    <meta:editing-duration>PT6M6S</meta:editing-duration>
    <meta:editing-cycles>1</meta:editing-cycles>
    <meta:document-statistic meta:object-count="30"/>
    <meta:generator>LibreOffice/6.4.4.2$MacOSX_X86_64 LibreOffice_project/3d775be2011f3886db32dfd395a6a6d1ca2630ff</meta:generator>
  </office:meta>
</office:document-meta>
</file>